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5" draw:layer="layout" svg:width="3.175cm" svg:height="1.905cm" svg:x="13.065cm" svg:y="9.255cm">
          <text:p text:style-name="P1">CM19A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3.175cm" svg:height="1.905cm" svg:x="13.065cm" svg:y="13.7cm">
          <text:p text:style-name="P1">TM751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3.175cm" svg:height="1.905cm" svg:x="9.255cm" svg:y="17.51cm">
          <text:p text:style-name="P1">LM465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3.175cm" svg:height="1.905cm" svg:x="13.065cm" svg:y="17.51cm">
          <text:p text:style-name="P1">LM465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3.175cm" svg:height="1.905cm" svg:x="16.875cm" svg:y="17.51cm">
          <text:p text:style-name="P1">AM466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3.175cm" svg:height="1.905cm" svg:x="1cm" svg:y="5.445cm">
          <text:p text:style-name="P1">Primary</text:p>
          <text:p text:style-name="P1">Rout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3.175cm" svg:height="1.905cm" svg:x="7.35cm" svg:y="9.255cm">
          <text:p text:style-name="P1">Desktop</text:p>
          <text:p text:style-name="P1">Comput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3.175cm" svg:height="1.905cm" svg:x="9.255cm" svg:y="21.955cm">
          <text:p text:style-name="P1">Lamp 1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3.175cm" svg:height="1.905cm" svg:x="13.065cm" svg:y="21.955cm">
          <text:p text:style-name="P1">Lamp 2</text:p>
          <draw:enhanced-geometry svg:viewBox="0 0 21600 21600" draw:type="rectangle" draw:enhanced-path="M 0 0 L 21600 0 21600 21600 0 21600 0 0 Z N"/>
        </draw:custom-shape>
        <draw:custom-shape draw:style-name="gr1" draw:text-style-name="P1" draw:id="id12" draw:layer="layout" svg:width="3.175cm" svg:height="1.905cm" svg:x="16.875cm" svg:y="21.955cm">
          <text:p text:style-name="P1">Lamp 3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3.175cm" svg:height="1.905cm" svg:x="7.35cm" svg:y="5.445cm">
          <text:p text:style-name="P1">Secondary</text:p>
          <text:p text:style-name="P1">Rout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3.175cm" svg:height="1.905cm" svg:x="1cm" svg:y="1cm">
          <text:p text:style-name="P1">Androi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.587cm" svg:y1="2.905cm" svg:x2="2.587cm" svg:y2="5.445cm" draw:start-shape="id1" draw:start-glue-point="2" draw:end-shape="id2" draw:end-glue-point="0" svg:d="m2587 2905v2540">
          <text:p text:style-name="P1">Wireless</text:p>
        </draw:connector>
        <draw:connector draw:style-name="gr2" draw:text-style-name="P1" draw:layer="layout" svg:x1="4.175cm" svg:y1="6.397cm" svg:x2="7.35cm" svg:y2="6.397cm" draw:start-shape="id2" draw:end-shape="id3" svg:d="m4175 6397h3175">
          <text:p text:style-name="P1">Wireless</text:p>
        </draw:connector>
        <draw:connector draw:style-name="gr2" draw:text-style-name="P1" draw:layer="layout" svg:x1="8.937cm" svg:y1="7.35cm" svg:x2="8.937cm" svg:y2="9.255cm" draw:start-shape="id3" draw:end-shape="id4" draw:end-glue-point="0" svg:d="m8937 7350v1905">
          <text:p text:style-name="P1">Ethernet</text:p>
        </draw:connector>
        <draw:connector draw:style-name="gr2" draw:text-style-name="P1" draw:layer="layout" svg:x1="10.525cm" svg:y1="10.207cm" svg:x2="13.065cm" svg:y2="10.207cm" draw:start-shape="id4" draw:end-shape="id5" svg:d="m10525 10207h2540">
          <text:p text:style-name="P1">USB</text:p>
        </draw:connector>
        <draw:connector draw:style-name="gr2" draw:text-style-name="P1" draw:layer="layout" svg:x1="14.652cm" svg:y1="11.16cm" svg:x2="14.652cm" svg:y2="13.7cm" draw:start-shape="id5" draw:start-glue-point="2" draw:end-shape="id6" draw:end-glue-point="0" svg:d="m14652 11160v2540">
          <text:p text:style-name="P1">Wireless</text:p>
        </draw:connector>
        <draw:connector draw:style-name="gr3" draw:text-style-name="P1" draw:layer="layout" svg:x1="14.652cm" svg:y1="15.605cm" svg:x2="10.842cm" svg:y2="17.51cm" draw:start-shape="id6" draw:start-glue-point="2" draw:end-shape="id7" svg:d="m14652 15605v952h-3810v953">
          <text:p/>
        </draw:connector>
        <draw:connector draw:style-name="gr2" draw:text-style-name="P1" draw:layer="layout" svg:x1="14.652cm" svg:y1="15.605cm" svg:x2="14.652cm" svg:y2="17.51cm" draw:start-shape="id6" draw:start-glue-point="2" draw:end-shape="id8" svg:d="m14652 15605v1905">
          <text:p text:style-name="P1">Household wiring</text:p>
        </draw:connector>
        <draw:connector draw:style-name="gr3" draw:text-style-name="P1" draw:layer="layout" svg:x1="14.652cm" svg:y1="15.605cm" svg:x2="18.462cm" svg:y2="17.51cm" draw:start-shape="id6" draw:start-glue-point="2" draw:end-shape="id9" svg:d="m14652 15605v952h3810v953">
          <text:p/>
        </draw:connector>
        <draw:connector draw:style-name="gr2" draw:text-style-name="P1" draw:layer="layout" svg:x1="10.842cm" svg:y1="19.415cm" svg:x2="10.842cm" svg:y2="21.955cm" draw:start-shape="id7" draw:end-shape="id10" svg:d="m10842 19415v2540">
          <text:p text:style-name="P1">Direct</text:p>
          <text:p text:style-name="P1">plugin</text:p>
        </draw:connector>
        <draw:connector draw:style-name="gr2" draw:text-style-name="P1" draw:layer="layout" svg:x1="14.652cm" svg:y1="19.415cm" svg:x2="14.652cm" svg:y2="21.955cm" draw:start-shape="id8" draw:start-glue-point="2" draw:end-shape="id11" svg:d="m14652 19415v2540">
          <text:p text:style-name="P1">Direct</text:p>
          <text:p text:style-name="P1">plugin</text:p>
        </draw:connector>
        <draw:connector draw:style-name="gr2" draw:text-style-name="P1" draw:layer="layout" svg:x1="18.462cm" svg:y1="19.415cm" svg:x2="18.462cm" svg:y2="21.955cm" draw:start-shape="id9" draw:start-glue-point="2" draw:end-shape="id12" draw:end-glue-point="0" svg:d="m18462 19415v2540">
          <text:p text:style-name="P1">Direct</text:p>
          <text:p text:style-name="P1">plugin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rl Ostmo</meta:initial-creator>
    <meta:creation-date>2011-03-29T00:39:06</meta:creation-date>
    <dc:date>2011-03-29T00:49:11</dc:date>
    <dc:creator>Karl Ostmo</dc:creator>
    <meta:editing-duration>PT00H10M07S</meta:editing-duration>
    <meta:editing-cycles>3</meta:editing-cycles>
    <meta:generator>OpenOffice.org/3.2$Unix OpenOffice.org_project/320m19$Build-9505</meta:generator>
    <meta:document-statistic meta:object-count="23"/>
  </office:meta>
</office:document-meta>
</file>